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color="#ffcc99" draw:fill-gradient-name="Ellipsoid_20_blue_20_grey_2f_light_20_blue" draw:textarea-horizontal-align="center" draw:textarea-vertical-align="middle"/>
    </style:style>
    <style:style style:name="gr2" style:family="graphic" style:parent-style-name="standard">
      <style:graphic-properties draw:fill="gradient" draw:fill-color="#ffcc99" draw:fill-gradient-name="Square_20_yellow_2f_whit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gradient" draw:fill-color="#ffcc99" draw:fill-gradient-name="Rectangular_20_red_2f_white" draw:textarea-horizontal-align="center" draw:textarea-vertical-align="middle"/>
    </style:style>
    <style:style style:name="gr5" style:family="graphic" style:parent-style-name="standard">
      <style:graphic-properties draw:fill="gradient" draw:fill-color="#ffcc99" draw:fill-gradient-name="Gradient_20_4" draw:fill-hatch-name="Blue_20_Triple_20_90_20_Degrees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gradient" draw:fill-color="#ffcc99" draw:fill-gradient-name="Radial_20_red_2f_yellow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13pt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9pt"/>
    </style:style>
    <style:style style:name="T4" style:family="text">
      <style:text-properties fo:font-size="13pt"/>
    </style:style>
    <style:style style:name="T5" style:family="text">
      <style:text-properties fo:font-size="10.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6cm" svg:height="1cm" svg:x="0.796cm" svg:y="0.796cm">
          <text:p text:style-name="P1"><text:span text:style-name="T1">AVRISP MODE</text:span></text:p>
        </draw:rect>
        <draw:rect draw:style-name="gr2" draw:text-style-name="P3" draw:id="id11" draw:layer="layout" svg:width="5.5cm" svg:height="1cm" svg:x="7.796cm" svg:y="0.796cm">
          <text:p text:style-name="P1"><text:span text:style-name="T2">*AVRISP MODE</text:span><text:span text:style-name="T1">*</text:span></text:p>
        </draw:rect>
        <draw:rect draw:style-name="gr1" draw:text-style-name="P2" draw:id="id6" draw:layer="layout" svg:width="6cm" svg:height="1cm" svg:x="0.796cm" svg:y="12.796cm">
          <text:p text:style-name="P1"><text:span text:style-name="T1">SETTINGS</text:span></text:p>
        </draw:rect>
        <draw:rect draw:style-name="gr1" draw:text-style-name="P2" draw:id="id2" draw:layer="layout" svg:width="6cm" svg:height="1cm" svg:x="0.796cm" svg:y="2.296cm">
          <text:p text:style-name="P1"><text:span text:style-name="T1">STORE PRGM</text:span></text:p>
        </draw:rect>
        <draw:rect draw:style-name="gr1" draw:text-style-name="P2" draw:id="id3" draw:layer="layout" svg:width="6cm" svg:height="1cm" svg:x="0.796cm" svg:y="3.796cm">
          <text:p text:style-name="P1"><text:span text:style-name="T1">PROGRAM AVR</text:span></text:p>
        </draw:rect>
        <draw:rect draw:style-name="gr1" draw:text-style-name="P2" draw:id="id4" draw:layer="layout" svg:width="6cm" svg:height="1cm" svg:x="0.796cm" svg:y="5.296cm">
          <text:p text:style-name="P1"><text:span text:style-name="T1">DATASTORE INFO</text:span></text:p>
          <text:p text:style-name="P1"><text:span text:style-name="T3">(If LARGE build)</text:span></text:p>
        </draw:rect>
        <draw:rect draw:style-name="gr1" draw:text-style-name="P2" draw:id="id5" draw:layer="layout" svg:width="6cm" svg:height="1cm" svg:x="0.796cm" svg:y="11.296cm">
          <text:p text:style-name="P1"><text:span text:style-name="T1">DATAFLASH PRGM MODE</text:span></text:p>
        </draw:rect>
        <draw:rect draw:style-name="gr1" draw:text-style-name="P2" draw:id="id7" draw:layer="layout" svg:width="6cm" svg:height="1cm" svg:x="0.796cm" svg:y="25.273cm">
          <text:p text:style-name="P1"><text:span text:style-name="T1">SLEEP MODE</text:span></text:p>
        </draw:rect>
        <draw:connector draw:style-name="gr3" draw:text-style-name="P4" draw:layer="layout" svg:x1="3.796cm" svg:y1="1.796cm" svg:x2="3.796cm" svg:y2="2.296cm" draw:start-shape="id1" draw:start-glue-point="2" draw:end-shape="id2" draw:end-glue-point="0">
          <text:p/>
        </draw:connector>
        <draw:connector draw:style-name="gr3" draw:text-style-name="P4" draw:layer="layout" svg:x1="3.796cm" svg:y1="3.296cm" svg:x2="3.796cm" svg:y2="3.796cm" draw:start-shape="id2" draw:start-glue-point="2" draw:end-shape="id3" draw:end-glue-point="0">
          <text:p/>
        </draw:connector>
        <draw:connector draw:style-name="gr3" draw:text-style-name="P4" draw:layer="layout" svg:x1="3.796cm" svg:y1="4.796cm" svg:x2="3.796cm" svg:y2="5.296cm" draw:start-shape="id3" draw:start-glue-point="2" draw:end-shape="id4" draw:end-glue-point="0">
          <text:p/>
        </draw:connector>
        <draw:connector draw:style-name="gr3" draw:text-style-name="P4" draw:layer="layout" svg:x1="3.796cm" svg:y1="6.296cm" svg:x2="3.796cm" svg:y2="11.296cm" draw:start-shape="id4" draw:start-glue-point="2" draw:end-shape="id5" draw:end-glue-point="0">
          <text:p/>
        </draw:connector>
        <draw:connector draw:style-name="gr3" draw:text-style-name="P4" draw:layer="layout" svg:x1="3.796cm" svg:y1="12.296cm" svg:x2="3.796cm" svg:y2="12.796cm" draw:start-shape="id5" draw:start-glue-point="2" draw:end-shape="id6" draw:end-glue-point="0">
          <text:p/>
        </draw:connector>
        <draw:connector draw:style-name="gr3" draw:text-style-name="P4" draw:layer="layout" svg:x1="3.796cm" svg:y1="13.796cm" svg:x2="3.796cm" svg:y2="25.273cm" draw:start-shape="id6" draw:start-glue-point="2" draw:end-shape="id7" draw:end-glue-point="0">
          <text:p/>
        </draw:connector>
        <draw:rect draw:style-name="gr4" draw:text-style-name="P5" draw:id="id8" draw:layer="layout" svg:width="8.5cm" svg:height="1cm" svg:x="7.796cm" svg:y="25.273cm">
          <text:p text:style-name="P1"><text:span text:style-name="T4">Sleep until Joystick pushed upwards</text:span></text:p>
        </draw:rect>
        <draw:rect draw:style-name="gr5" draw:text-style-name="P1" draw:id="id9" draw:layer="layout" svg:width="5cm" svg:height="1cm" svg:x="8.296cm" svg:y="27.273cm">
          <text:p text:style-name="P1"><text:span text:style-name="T2">*WAIT</text:span><text:span text:style-name="T1">*</text:span></text:p>
          <text:p text:style-name="P1"><text:span text:style-name="T5">Auto Calibration</text:span></text:p>
        </draw:rect>
        <draw:connector draw:style-name="gr6" draw:text-style-name="P4" draw:id="id10" draw:layer="layout" svg:x1="6.796cm" svg:y1="25.773cm" svg:x2="7.796cm" svg:y2="25.773cm" draw:start-shape="id7" draw:start-glue-point="1" draw:end-shape="id8" draw:end-glue-point="3">
          <text:p/>
        </draw:connector>
        <draw:connector draw:style-name="gr6" draw:text-style-name="P4" draw:layer="layout" draw:line-skew="0.023cm" svg:x1="12.046cm" svg:y1="26.273cm" svg:x2="10.796cm" svg:y2="27.273cm" draw:start-shape="id8" draw:start-glue-point="2" draw:end-shape="id9" draw:end-glue-point="0">
          <text:p/>
        </draw:connector>
        <draw:connector draw:style-name="gr6" draw:text-style-name="P4" draw:layer="layout" svg:x1="8.296cm" svg:y1="27.773cm" svg:x2="7.296cm" svg:y2="25.773cm" draw:start-shape="id9" draw:start-glue-point="3" draw:end-shape="id10" draw:end-glue-point="0">
          <text:p/>
        </draw:connector>
        <draw:connector draw:style-name="gr7" draw:text-style-name="P4" draw:layer="layout" svg:x1="6.796cm" svg:y1="1.296cm" svg:x2="7.796cm" svg:y2="1.296cm" draw:start-shape="id1" draw:start-glue-point="1" draw:end-shape="id11" draw:end-glue-point="3">
          <text:p/>
        </draw:connector>
        <draw:rect draw:style-name="gr2" draw:text-style-name="P3" draw:id="id12" draw:layer="layout" svg:width="5.5cm" svg:height="1cm" svg:x="7.796cm" svg:y="2.296cm">
          <text:p text:style-name="P1"><text:span text:style-name="T2">*STORAGE MODE</text:span><text:span text:style-name="T1">*</text:span></text:p>
        </draw:rect>
        <draw:connector draw:style-name="gr7" draw:text-style-name="P4" draw:layer="layout" draw:type="line" svg:x1="6.796cm" svg:y1="2.796cm" svg:x2="7.796cm" svg:y2="2.796cm" draw:start-shape="id2" draw:start-glue-point="1" draw:end-shape="id12" draw:end-glue-point="3">
          <text:p/>
        </draw:connector>
        <draw:rect draw:style-name="gr1" draw:text-style-name="P2" draw:id="id13" draw:layer="layout" svg:width="5.5cm" svg:height="1cm" svg:x="7.796cm" svg:y="5.296cm">
          <text:p text:style-name="P1"><text:span text:style-name="T1">STORAGE SIZES</text:span></text:p>
        </draw:rect>
        <draw:rect draw:style-name="gr1" draw:text-style-name="P2" draw:id="id14" draw:layer="layout" svg:width="5.5cm" svg:height="1cm" svg:x="7.796cm" svg:y="8.296cm">
          <text:p text:style-name="P1"><text:span text:style-name="T1">VIEW DATA TAGS</text:span></text:p>
        </draw:rect>
        <draw:connector draw:style-name="gr7" draw:text-style-name="P4" draw:layer="layout" draw:type="line" svg:x1="10.546cm" svg:y1="6.296cm" svg:x2="10.546cm" svg:y2="8.296cm" draw:start-shape="id13" draw:start-glue-point="2" draw:end-shape="id14" draw:end-glue-point="0">
          <text:p/>
        </draw:connector>
        <draw:rect draw:style-name="gr2" draw:text-style-name="P5" draw:id="id17" draw:layer="layout" svg:width="8.5cm" svg:height="1cm" svg:x="12.173cm" svg:y="9.796cm">
          <text:p text:style-name="P1"><text:span text:style-name="T4">Scroll through tags via Joystick down</text:span></text:p>
        </draw:rect>
        <draw:rect draw:style-name="gr2" draw:text-style-name="P5" draw:id="id16" draw:layer="layout" svg:width="8.5cm" svg:height="1cm" svg:x="12.173cm" svg:y="6.796cm">
          <text:p text:style-name="P1"><text:span text:style-name="T4">Scroll through sizes via joystick up/down</text:span></text:p>
        </draw:rect>
        <draw:connector draw:style-name="gr7" draw:text-style-name="P4" draw:layer="layout" draw:type="line" svg:x1="6.796cm" svg:y1="5.796cm" svg:x2="7.796cm" svg:y2="5.796cm" draw:start-shape="id4" draw:start-glue-point="1" draw:end-shape="id13" draw:end-glue-point="3">
          <text:p/>
        </draw:connector>
        <draw:rect draw:style-name="gr2" draw:text-style-name="P3" draw:id="id15" draw:layer="layout" svg:width="5.5cm" svg:height="1cm" svg:x="7.796cm" svg:y="11.296cm">
          <text:p text:style-name="P1"><text:span text:style-name="T2">*DATAFLASH MODE</text:span><text:span text:style-name="T1">*</text:span></text:p>
        </draw:rect>
        <draw:connector draw:style-name="gr7" draw:text-style-name="P4" draw:layer="layout" draw:type="line" svg:x1="6.796cm" svg:y1="11.796cm" svg:x2="7.796cm" svg:y2="11.796cm" draw:start-shape="id5" draw:start-glue-point="1" draw:end-shape="id15" draw:end-glue-point="3">
          <text:p/>
        </draw:connector>
        <draw:connector draw:style-name="gr7" draw:text-style-name="P4" draw:layer="layout" svg:x1="13.296cm" svg:y1="5.796cm" svg:x2="16.423cm" svg:y2="6.796cm" draw:start-shape="id13" draw:start-glue-point="1" draw:end-shape="id16" draw:end-glue-point="0">
          <text:p/>
        </draw:connector>
        <draw:connector draw:style-name="gr7" draw:text-style-name="P4" draw:layer="layout" svg:x1="13.296cm" svg:y1="8.796cm" svg:x2="16.423cm" svg:y2="9.796cm" draw:start-shape="id14" draw:start-glue-point="1" draw:end-shape="id17" draw:end-glue-point="0">
          <text:p/>
        </draw:connector>
        <draw:rect draw:style-name="gr1" draw:text-style-name="P2" draw:id="id18" draw:layer="layout" svg:width="5.5cm" svg:height="1cm" svg:x="7.796cm" svg:y="12.796cm">
          <text:p text:style-name="P1"><text:span text:style-name="T1">SET CONTRAST</text:span></text:p>
        </draw:rect>
        <draw:rect draw:style-name="gr1" draw:text-style-name="P2" draw:id="id19" draw:layer="layout" svg:width="5.5cm" svg:height="1cm" svg:x="7.796cm" svg:y="14.296cm">
          <text:p text:style-name="P1"><text:span text:style-name="T1">SET SPI SPEED</text:span></text:p>
        </draw:rect>
        <draw:rect draw:style-name="gr1" draw:text-style-name="P2" draw:id="id20" draw:layer="layout" svg:width="5.5cm" svg:height="1cm" svg:x="7.796cm" svg:y="16.296cm">
          <text:p text:style-name="P1"><text:span text:style-name="T1">CLEAR MEMORY</text:span></text:p>
        </draw:rect>
        <draw:rect draw:style-name="gr1" draw:text-style-name="P2" draw:id="id21" draw:layer="layout" svg:width="5.5cm" svg:height="1cm" svg:x="7.796cm" svg:y="18.296cm">
          <text:p text:style-name="P1"><text:span text:style-name="T1">AUTO CALIBRATE</text:span></text:p>
        </draw:rect>
        <draw:rect draw:style-name="gr1" draw:text-style-name="P2" draw:id="id22" draw:layer="layout" svg:width="5.5cm" svg:height="1cm" svg:x="7.796cm" svg:y="21.296cm">
          <text:p text:style-name="P1"><text:span text:style-name="T1">MANUAL CALIBRATION</text:span></text:p>
        </draw:rect>
        <draw:rect draw:style-name="gr2" draw:text-style-name="P5" draw:id="id28" draw:layer="layout" svg:width="6.5cm" svg:height="1cm" svg:x="14.173cm" svg:y="22.296cm">
          <text:p text:style-name="P1"><text:span text:style-name="T4">Calibrate via Joystick up/down</text:span></text:p>
        </draw:rect>
        <draw:connector draw:style-name="gr7" draw:text-style-name="P4" draw:layer="layout" svg:x1="6.796cm" svg:y1="13.296cm" svg:x2="7.796cm" svg:y2="13.296cm" draw:start-shape="id6" draw:start-glue-point="1" draw:end-shape="id18" draw:end-glue-point="3">
          <text:p/>
        </draw:connector>
        <draw:connector draw:style-name="gr7" draw:text-style-name="P4" draw:layer="layout" svg:x1="10.546cm" svg:y1="13.796cm" svg:x2="10.546cm" svg:y2="14.296cm" draw:start-shape="id18" draw:start-glue-point="2" draw:end-shape="id19" draw:end-glue-point="0">
          <text:p/>
        </draw:connector>
        <draw:connector draw:style-name="gr7" draw:text-style-name="P4" draw:layer="layout" svg:x1="10.546cm" svg:y1="15.296cm" svg:x2="10.546cm" svg:y2="16.296cm" draw:start-shape="id19" draw:start-glue-point="2" draw:end-shape="id20" draw:end-glue-point="0">
          <text:p/>
        </draw:connector>
        <draw:connector draw:style-name="gr7" draw:text-style-name="P4" draw:id="id27" draw:layer="layout" svg:x1="10.546cm" svg:y1="19.296cm" svg:x2="10.546cm" svg:y2="21.296cm" draw:start-shape="id21" draw:start-glue-point="2" draw:end-shape="id22" draw:end-glue-point="0">
          <text:p/>
        </draw:connector>
        <draw:rect draw:style-name="gr2" draw:text-style-name="P5" draw:id="id23" draw:layer="layout" svg:width="6.5cm" svg:height="1cm" svg:x="14.296cm" svg:y="12.796cm">
          <text:p text:style-name="P1"><text:span text:style-name="T4">Change via Joystick up/down</text:span></text:p>
        </draw:rect>
        <draw:connector draw:style-name="gr7" draw:text-style-name="P4" draw:layer="layout" svg:x1="13.296cm" svg:y1="13.296cm" svg:x2="14.296cm" svg:y2="13.296cm" draw:start-shape="id18" draw:start-glue-point="1" draw:end-shape="id23" draw:end-glue-point="3">
          <text:p/>
        </draw:connector>
        <draw:rect draw:style-name="gr8" draw:text-style-name="P2" draw:id="id24" draw:layer="layout" svg:width="5.5cm" svg:height="1cm" svg:x="14.296cm" svg:y="16.296cm">
          <text:p text:style-name="P1"><text:span text:style-name="T1">CONFIRM?</text:span></text:p>
          <text:p text:style-name="P1"><text:span text:style-name="T5">Left (N) <text:s text:c="2"/>Right (Y)</text:span></text:p>
        </draw:rect>
        <draw:connector draw:style-name="gr6" draw:text-style-name="P4" draw:layer="layout" svg:x1="13.296cm" svg:y1="16.796cm" svg:x2="14.296cm" svg:y2="16.796cm" draw:start-shape="id20" draw:start-glue-point="1" draw:end-shape="id24" draw:end-glue-point="3">
          <text:p/>
        </draw:connector>
        <draw:connector draw:style-name="gr6" draw:text-style-name="P4" draw:layer="layout" svg:x1="17.046cm" svg:y1="17.296cm" svg:x2="10.546cm" svg:y2="17.796cm" draw:start-shape="id24" draw:start-glue-point="2" draw:end-shape="id25" draw:end-glue-point="0">
          <text:p/>
        </draw:connector>
        <draw:rect draw:style-name="gr5" draw:text-style-name="P1" draw:id="id26" draw:layer="layout" svg:width="5cm" svg:height="1cm" svg:x="14.796cm" svg:y="19.296cm">
          <text:p text:style-name="P1"><text:span text:style-name="T2">*WAIT</text:span><text:span text:style-name="T1">*</text:span></text:p>
          <text:p text:style-name="P1"><text:span text:style-name="T5">Auto Calibration</text:span></text:p>
        </draw:rect>
        <draw:connector draw:style-name="gr6" draw:text-style-name="P4" draw:layer="layout" svg:x1="13.296cm" svg:y1="18.796cm" svg:x2="17.296cm" svg:y2="19.296cm" draw:start-shape="id21" draw:start-glue-point="1" draw:end-shape="id26" draw:end-glue-point="0">
          <text:p/>
        </draw:connector>
        <draw:connector draw:style-name="gr6" draw:text-style-name="P4" draw:layer="layout" draw:line-skew="-1.225cm" svg:x1="17.296cm" svg:y1="20.296cm" svg:x2="10.546cm" svg:y2="20.296cm" draw:start-shape="id26" draw:start-glue-point="2" draw:end-shape="id27" draw:end-glue-point="0">
          <text:p/>
        </draw:connector>
        <draw:line draw:style-name="gr3" draw:text-style-name="P4" draw:layer="layout" svg:x1="6.796cm" svg:y1="4.296cm" svg:x2="20.673cm" svg:y2="4.296cm">
          <text:p/>
        </draw:line>
        <draw:line draw:style-name="gr3" draw:text-style-name="P4" draw:layer="layout" svg:x1="13.296cm" svg:y1="14.796cm" svg:x2="20.673cm" svg:y2="14.796cm">
          <text:p/>
        </draw:line>
        <draw:connector draw:style-name="gr7" draw:text-style-name="P4" draw:layer="layout" svg:x1="13.296cm" svg:y1="21.796cm" svg:x2="17.423cm" svg:y2="22.296cm" draw:start-shape="id22" draw:start-glue-point="1" draw:end-shape="id28" draw:end-glue-point="0">
          <text:p/>
        </draw:connector>
        <draw:rect draw:style-name="gr1" draw:text-style-name="P2" draw:id="id29" draw:layer="layout" svg:width="5.5cm" svg:height="1cm" svg:x="7.796cm" svg:y="23.796cm">
          <text:p text:style-name="P1"><text:span text:style-name="T1">MANUAL CALIBRATION</text:span></text:p>
        </draw:rect>
        <draw:connector draw:style-name="gr7" draw:text-style-name="P4" draw:layer="layout" svg:x1="10.546cm" svg:y1="22.296cm" svg:x2="10.546cm" svg:y2="23.796cm" draw:start-shape="id22" draw:start-glue-point="2" draw:end-shape="id29" draw:end-glue-point="0">
          <text:p/>
        </draw:connector>
        <draw:line draw:style-name="gr3" draw:text-style-name="P4" draw:layer="layout" svg:x1="13.296cm" svg:y1="24.296cm" svg:x2="20.673cm" svg:y2="24.296cm">
          <text:p/>
        </draw:line>
        <draw:connector draw:style-name="gr7" draw:text-style-name="P4" draw:id="id25" draw:layer="layout" draw:type="lines" svg:x1="10.546cm" svg:y1="17.296cm" svg:x2="10.546cm" svg:y2="18.296cm" draw:start-shape="id20" draw:start-glue-point="2" draw:end-shape="id21" draw:end-glue-point="0">
          <text:p/>
        </draw:connector>
      </draw:page>
      <draw:page draw:name="page2" draw:style-name="dp1" draw:master-page-name="Default">
        <draw:rect draw:style-name="gr1" draw:text-style-name="P2" draw:id="id30" draw:layer="layout" svg:width="5.5cm" svg:height="1cm" svg:x="2.796cm" svg:y="3.796cm">
          <text:p text:style-name="P1"><text:span text:style-name="T1">DATA ONLY</text:span></text:p>
        </draw:rect>
        <draw:connector draw:style-name="gr6" draw:text-style-name="P4" draw:id="id44" draw:layer="layout" svg:x1="0.345cm" svg:y1="4.314cm" svg:x2="2.796cm" svg:y2="4.296cm" draw:end-shape="id30" draw:end-glue-point="3">
          <text:p/>
        </draw:connector>
        <draw:rect draw:style-name="gr1" draw:text-style-name="P2" draw:id="id31" draw:layer="layout" svg:width="5.5cm" svg:height="1cm" svg:x="2.796cm" svg:y="5.296cm">
          <text:p text:style-name="P1"><text:span text:style-name="T1">EEPROM ONLY</text:span></text:p>
        </draw:rect>
        <draw:rect draw:style-name="gr1" draw:text-style-name="P2" draw:id="id32" draw:layer="layout" svg:width="5.5cm" svg:height="1cm" svg:x="2.796cm" svg:y="6.796cm">
          <text:p text:style-name="P1"><text:span text:style-name="T1">DATA AND EEPROM</text:span></text:p>
        </draw:rect>
        <draw:rect draw:style-name="gr1" draw:text-style-name="P2" draw:id="id33" draw:layer="layout" svg:width="5.5cm" svg:height="1cm" svg:x="2.796cm" svg:y="8.296cm">
          <text:p text:style-name="P1"><text:span text:style-name="T1">FUSE BYTES ONLY</text:span></text:p>
        </draw:rect>
        <draw:rect draw:style-name="gr1" draw:text-style-name="P2" draw:id="id34" draw:layer="layout" svg:width="5.5cm" svg:height="1cm" svg:x="2.796cm" svg:y="9.796cm">
          <text:p text:style-name="P1"><text:span text:style-name="T1">LOCK BYTES ONLY</text:span></text:p>
        </draw:rect>
        <draw:rect draw:style-name="gr1" draw:text-style-name="P2" draw:id="id35" draw:layer="layout" svg:width="5.5cm" svg:height="1cm" svg:x="2.796cm" svg:y="11.296cm">
          <text:p text:style-name="P1"><text:span text:style-name="T1">FUSE AND LOCK BYTES</text:span></text:p>
        </draw:rect>
        <draw:rect draw:style-name="gr1" draw:text-style-name="P2" draw:id="id36" draw:layer="layout" svg:width="5.5cm" svg:height="1cm" svg:x="2.796cm" svg:y="12.796cm">
          <text:p text:style-name="P1"><text:span text:style-name="T1">ERASE ONLY</text:span></text:p>
        </draw:rect>
        <draw:connector draw:style-name="gr7" draw:text-style-name="P4" draw:layer="layout" svg:x1="5.546cm" svg:y1="4.796cm" svg:x2="5.546cm" svg:y2="5.296cm" draw:start-shape="id30" draw:start-glue-point="2" draw:end-shape="id31" draw:end-glue-point="0">
          <text:p/>
        </draw:connector>
        <draw:connector draw:style-name="gr7" draw:text-style-name="P4" draw:layer="layout" svg:x1="5.546cm" svg:y1="6.296cm" svg:x2="5.546cm" svg:y2="6.796cm" draw:start-shape="id31" draw:start-glue-point="2" draw:end-shape="id32" draw:end-glue-point="0">
          <text:p/>
        </draw:connector>
        <draw:connector draw:style-name="gr7" draw:text-style-name="P4" draw:layer="layout" svg:x1="5.546cm" svg:y1="7.796cm" svg:x2="5.546cm" svg:y2="8.296cm" draw:start-shape="id32" draw:start-glue-point="2" draw:end-shape="id33" draw:end-glue-point="0">
          <text:p/>
        </draw:connector>
        <draw:connector draw:style-name="gr7" draw:text-style-name="P4" draw:layer="layout" svg:x1="5.546cm" svg:y1="9.296cm" svg:x2="5.546cm" svg:y2="9.796cm" draw:start-shape="id33" draw:start-glue-point="2" draw:end-shape="id34" draw:end-glue-point="0">
          <text:p/>
        </draw:connector>
        <draw:connector draw:style-name="gr7" draw:text-style-name="P4" draw:layer="layout" svg:x1="5.546cm" svg:y1="10.796cm" svg:x2="5.546cm" svg:y2="11.296cm" draw:start-shape="id34" draw:start-glue-point="2" draw:end-shape="id35" draw:end-glue-point="0">
          <text:p/>
        </draw:connector>
        <draw:connector draw:style-name="gr7" draw:text-style-name="P4" draw:layer="layout" svg:x1="5.546cm" svg:y1="12.296cm" svg:x2="5.546cm" svg:y2="12.796cm" draw:start-shape="id35" draw:start-glue-point="2" draw:end-shape="id36" draw:end-glue-point="0">
          <text:p/>
        </draw:connector>
        <draw:rect draw:style-name="gr5" draw:text-style-name="P1" draw:id="id37" draw:layer="layout" svg:width="5cm" svg:height="1cm" svg:x="10.796cm" svg:y="3.796cm">
          <text:p text:style-name="P1"><text:span text:style-name="T1">PRG&gt;?</text:span></text:p>
          <text:p text:style-name="P1"><text:span text:style-name="T5">Programming Commences</text:span></text:p>
        </draw:rect>
        <draw:connector draw:style-name="gr6" draw:text-style-name="P4" draw:id="id38" draw:layer="layout" svg:x1="8.296cm" svg:y1="4.296cm" svg:x2="10.796cm" svg:y2="4.296cm" draw:start-shape="id30" draw:start-glue-point="1" draw:end-shape="id37" draw:end-glue-point="3">
          <text:p/>
        </draw:connector>
        <draw:connector draw:style-name="gr6" draw:text-style-name="P4" draw:id="id39" draw:layer="layout" svg:x1="8.296cm" svg:y1="5.796cm" svg:x2="9.546cm" svg:y2="4.296cm" draw:start-shape="id31" draw:start-glue-point="1" draw:end-shape="id38" draw:end-glue-point="0">
          <text:p/>
        </draw:connector>
        <draw:connector draw:style-name="gr6" draw:text-style-name="P4" draw:id="id40" draw:layer="layout" svg:x1="8.296cm" svg:y1="7.296cm" svg:x2="9.546cm" svg:y2="5.796cm" draw:start-shape="id32" draw:start-glue-point="1" draw:end-shape="id39" draw:end-glue-point="0">
          <text:p/>
        </draw:connector>
        <draw:connector draw:style-name="gr6" draw:text-style-name="P4" draw:id="id41" draw:layer="layout" svg:x1="8.296cm" svg:y1="8.796cm" svg:x2="9.546cm" svg:y2="7.296cm" draw:start-shape="id33" draw:start-glue-point="1" draw:end-shape="id40" draw:end-glue-point="0">
          <text:p/>
        </draw:connector>
        <draw:connector draw:style-name="gr6" draw:text-style-name="P4" draw:id="id42" draw:layer="layout" svg:x1="8.296cm" svg:y1="10.296cm" svg:x2="9.546cm" svg:y2="8.796cm" draw:start-shape="id34" draw:start-glue-point="1" draw:end-shape="id41" draw:end-glue-point="0">
          <text:p/>
        </draw:connector>
        <draw:connector draw:style-name="gr6" draw:text-style-name="P4" draw:id="id43" draw:layer="layout" svg:x1="8.296cm" svg:y1="11.796cm" svg:x2="9.546cm" svg:y2="10.296cm" draw:start-shape="id35" draw:start-glue-point="1" draw:end-shape="id42" draw:end-glue-point="0">
          <text:p/>
        </draw:connector>
        <draw:connector draw:style-name="gr6" draw:text-style-name="P4" draw:layer="layout" svg:x1="8.296cm" svg:y1="13.296cm" svg:x2="9.546cm" svg:y2="11.796cm" draw:start-shape="id36" draw:start-glue-point="1" draw:end-shape="id43" draw:end-glue-point="0">
          <text:p/>
        </draw:connector>
        <draw:connector draw:style-name="gr6" draw:text-style-name="P4" draw:layer="layout" draw:line-skew="9cm" svg:x1="13.296cm" svg:y1="4.796cm" svg:x2="1.321cm" svg:y2="4.305cm" draw:start-shape="id37" draw:start-glue-point="2" draw:end-shape="id44" draw:end-glue-point="0">
          <text:p/>
        </draw:connector>
        <draw:connector draw:style-name="gr6" draw:text-style-name="P4" draw:id="id46" draw:layer="layout" svg:x1="0.115cm" svg:y1="14.84cm" svg:x2="2.796cm" svg:y2="15.796cm" draw:end-shape="id45" draw:end-glue-point="3">
          <text:p/>
        </draw:connector>
        <draw:rect draw:style-name="gr2" draw:text-style-name="P5" draw:id="id45" draw:layer="layout" svg:width="6.5cm" svg:height="1cm" svg:x="2.796cm" svg:y="15.296cm">
          <text:p text:style-name="P1"><text:span text:style-name="T4">Change via Joystick up/down</text:span></text:p>
        </draw:rect>
        <draw:connector draw:style-name="gr6" draw:text-style-name="P4" draw:layer="layout" svg:x1="6.046cm" svg:y1="16.296cm" svg:x2="1.206cm" svg:y2="15.318cm" draw:start-shape="id45" draw:start-glue-point="2" draw:end-shape="id46" draw:end-glue-point="0">
          <text:p/>
        </draw:connector>
        <draw:rect draw:style-name="gr4" draw:text-style-name="P5" draw:id="id47" draw:layer="layout" svg:width="8.5cm" svg:height="1cm" svg:x="2.796cm" svg:y="23.796cm">
          <text:p text:style-name="P1"><text:span text:style-name="T4">JTAG enabled until joystick released</text:span></text:p>
        </draw:rect>
        <draw:line draw:style-name="gr3" draw:text-style-name="P4" draw:layer="layout" svg:x1="0.296cm" svg:y1="24.296cm" svg:x2="2.796cm" svg:y2="24.296cm">
          <text:p/>
        </draw:line>
        <draw:rect draw:style-name="gr4" draw:text-style-name="P5" draw:id="id48" draw:layer="layout" svg:width="8.5cm" svg:height="1cm" svg:x="2.796cm" svg:y="25.796cm">
          <text:p text:style-name="P1"><text:span text:style-name="T4">Jump to bootloader if present</text:span></text:p>
        </draw:rect>
        <draw:connector draw:style-name="gr6" draw:text-style-name="P4" draw:layer="layout" svg:x1="7.046cm" svg:y1="24.796cm" svg:x2="7.046cm" svg:y2="25.796cm" draw:start-shape="id47" draw:start-glue-point="2" draw:end-shape="id48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ue_20_Triple_20_90_20_Degrees" draw:display-name="Blue Triple 90 Degrees" draw:style="triple" draw:color="#0000ff" draw:distance="0.102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296cm" fo:margin-bottom="1.427cm" fo:margin-left="0.296cm" fo:margin-right="0.327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Dean Camera</meta:initial-creator>
    <meta:creation-date>2006-02-10T16:32:28</meta:creation-date>
    <dc:creator>Dean Camera</dc:creator>
    <dc:date>2006-02-28T21:14:32</dc:date>
    <dc:language>en-US</dc:language>
    <meta:editing-cycles>8</meta:editing-cycles>
    <meta:editing-duration>PT28M33S</meta:editing-duration>
    <meta:user-defined meta:name="Info 1"/>
    <meta:user-defined meta:name="Info 2"/>
    <meta:user-defined meta:name="Info 3"/>
    <meta:user-defined meta:name="Info 4"/>
    <meta:document-statistic meta:object-count="87"/>
  </office:meta>
</office:document-meta>
</file>